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6" style:family="table">
      <style:table-properties style:width="16.17cm" fo:margin-left="0.46cm" fo:margin-right="0.37cm" table:align="margins" style:writing-mode="lr-tb"/>
    </style:style>
    <style:style style:name="Tabla46.A" style:family="table-column">
      <style:table-column-properties style:column-width="8.057cm" style:rel-column-width="32657*"/>
    </style:style>
    <style:style style:name="Tabla46.B" style:family="table-column">
      <style:table-column-properties style:column-width="8.112cm" style:rel-column-width="32878*"/>
    </style:style>
    <style:style style:name="Tabla4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6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a4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6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6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6.A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7" style:family="table">
      <style:table-properties style:width="16.17cm" fo:margin-left="0.43cm" fo:margin-right="0.4cm" table:align="margins" style:writing-mode="lr-tb"/>
    </style:style>
    <style:style style:name="Tabla47.A" style:family="table-column">
      <style:table-column-properties style:column-width="8.072cm" style:rel-column-width="32712*"/>
    </style:style>
    <style:style style:name="Tabla47.B" style:family="table-column">
      <style:table-column-properties style:column-width="8.098cm" style:rel-column-width="32823*"/>
    </style:style>
    <style:style style:name="Tabla47.A1" style:family="table-cell">
      <style:table-cell-properties style:vertical-align="middle" fo:padding="0.097cm" fo:border="0.5pt solid #000000"/>
    </style:style>
    <style:style style:name="Tabla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7.3" style:family="table-row">
      <style:table-row-properties style:min-row-height="1.124cm"/>
    </style:style>
    <style:style style:name="Tabla48" style:family="table">
      <style:table-properties style:width="16.161cm" fo:margin-left="0.42cm" fo:margin-right="0.42cm" table:align="margins" style:writing-mode="lr-tb"/>
    </style:style>
    <style:style style:name="Tabla48.A" style:family="table-column">
      <style:table-column-properties style:column-width="16.161cm" style:rel-column-width="65535*"/>
    </style:style>
    <style:style style:name="Tabla48.A1" style:family="table-cell">
      <style:table-cell-properties style:vertical-align="middle" fo:padding="0.097cm" fo:border="0.5pt solid #000000"/>
    </style:style>
    <style:style style:name="Tabla4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3" style:family="table">
      <style:table-properties style:width="16.161cm" fo:margin-left="0.42cm" fo:margin-right="0.42cm" table:align="margins" style:writing-mode="lr-tb"/>
    </style:style>
    <style:style style:name="Tabla53.A" style:family="table-column">
      <style:table-column-properties style:column-width="16.161cm" style:rel-column-width="65535*"/>
    </style:style>
    <style:style style:name="Tabla53.A1" style:family="table-cell">
      <style:table-cell-properties style:vertical-align="middle" fo:padding="0.097cm" fo:border="0.5pt solid #000000"/>
    </style:style>
    <style:style style:name="Tabla5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4.76cm" table:align="center" style:writing-mode="lr-tb"/>
    </style:style>
    <style:style style:name="Table3.A" style:family="table-column">
      <style:table-column-properties style:column-width="14.7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288cm" fo:keep-together="auto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4" style:family="paragraph" style:parent-style-name="Standard">
      <style:paragraph-properties style:snap-to-layout-grid="false"/>
      <style:text-properties fo:color="#000000" style:font-name="arial" fo:font-weight="bold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fo:color="#000000" style:font-name="arial"/>
    </style:style>
    <style:style style:name="P6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7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8" style:family="paragraph" style:parent-style-name="Table_20_Contents">
      <style:text-properties fo:color="#000000" style:font-name="arial"/>
    </style:style>
    <style:style style:name="P9" style:family="paragraph" style:parent-style-name="Table_20_Contents">
      <style:text-properties fo:color="#000000" style:font-name="arial" fo:font-weight="bold" style:font-weight-asian="bold" style:font-weight-complex="bold"/>
    </style:style>
    <style:style style:name="P10" style:family="paragraph" style:parent-style-name="Table_20_Contents">
      <style:text-properties fo:color="#000000" style:font-name="arial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2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3" style:family="paragraph" style:parent-style-name="UC_5f_NormalAzul">
      <style:paragraph-properties fo:margin-left="0.953cm" fo:margin-right="0cm" fo:text-indent="0cm" style:auto-text-indent="false"/>
      <style:text-properties fo:color="#000000" style:font-name="arial"/>
    </style:style>
    <style:style style:name="P14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 style:list-style-name="WW8Num8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 style:list-style-name="WW8Num8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able_20_Contents" style:list-style-name="WW8Num8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style-complex="italic" style:font-weight-complex="normal"/>
    </style:style>
    <style:style style:name="T8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rear Tipo de ítem.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9">Nombre del Caso de Uso: <text:span text:style-name="T6">Crear Tipo de ítem.</text:span></text:p>
          </table:table-cell>
          <table:table-cell table:style-name="Tabla46.B1" office:value-type="string">
            <text:p text:style-name="P9">Nro. de Caso de Uso: <text:span text:style-name="T6">CU 55</text:span></text:p>
          </table:table-cell>
        </table:table-row>
        <table:table-row>
          <table:table-cell table:style-name="Tabla46.A5" table:number-columns-spanned="2" office:value-type="string">
            <text:p text:style-name="P9">Actor Principal: <text:span text:style-name="T6">Miembro del Proyecto.</text:span></text:p>
          </table:table-cell>
          <table:covered-table-cell/>
        </table:table-row>
        <table:table-row>
          <table:table-cell table:style-name="Tabla46.A5" table:number-columns-spanned="2" office:value-type="string">
            <text:p text:style-name="P9">Objetivo: <text:span text:style-name="T6">Permite crear tipos de ítems específicos para un proyecto determinado. </text:span></text:p>
          </table:table-cell>
          <table:covered-table-cell/>
        </table:table-row>
        <table:table-row>
          <table:table-cell table:style-name="Tabla46.A5" table:number-columns-spanned="2" office:value-type="string">
            <text:p text:style-name="P9">Pre-Condiciones: </text:p>
            <text:p text:style-name="P9"><text:span text:style-name="T6">1 </text:span><text:bookmark-start text:name="__DdeLink__18009_1533337341"/><text:span text:style-name="T6">–</text:span><text:bookmark-end text:name="__DdeLink__18009_1533337341"/><text:span text:style-name="T6"> Debe estar creado el proyecto al cual se agregarán tipos de ítems.</text:span></text:p>
            <text:p text:style-name="P10">2 – El proyecto debe estar en estado nuevo o en progreso</text:p>
            <text:p text:style-name="P10">3 – El usuario debe poseer los permisos correspondientes para acceder.</text:p>
          </table:table-cell>
          <table:covered-table-cell/>
        </table:table-row>
        <table:table-row>
          <table:table-cell table:style-name="Tabla46.A5" table:number-columns-spanned="2" office:value-type="string">
            <text:p text:style-name="P9">Post-Condiciones:</text:p>
            <text:p text:style-name="P9"><text:span text:style-name="T6">1 </text:span><text:bookmark-start text:name="__DdeLink__18009_15333373411"/><text:span text:style-name="T6">–</text:span><text:bookmark-end text:name="__DdeLink__18009_15333373411"/><text:span text:style-name="T6"> El sistema procederá a registrar el tipo de ítem del proyecto en la base de datos.</text:span></text:p>
          </table:table-cell>
          <table:covered-table-cell/>
        </table:table-row>
      </table:table>
      <text:p text:style-name="P2"/>
      <text:p text:style-name="P3">Diagramas de casos de uso relacionados: <text:span text:style-name="T5"><text:s/>Diagrama de Caso de Uso del Módulo de Desarrollo.</text:span></text:p>
      <text:p text:style-name="P2"/>
      <table:table table:name="Tabla47" table:style-name="Tabla47">
        <table:table-column table:style-name="Tabla47.A"/>
        <table:table-column table:style-name="Tabla47.B"/>
        <table:table-row>
          <table:table-cell table:style-name="Tabla47.A1" table:number-columns-spanned="2" office:value-type="string">
            <text:p text:style-name="P9">CURSO NORMAL(Camino exitoso)</text:p>
            <text:p text:style-name="P9"/>
          </table:table-cell>
          <table:covered-table-cell/>
        </table:table-row>
        <table:table-row>
          <table:table-cell table:style-name="Tabla47.A2" office:value-type="string">
            <text:p text:style-name="P9">Usuario</text:p>
          </table:table-cell>
          <table:table-cell table:style-name="Tabla47.B2" office:value-type="string">
            <text:p text:style-name="P9">Sistema</text:p>
          </table:table-cell>
        </table:table-row>
        <table:table-row table:style-name="Tabla47.3">
          <table:table-cell table:style-name="Tabla47.A2" office:value-type="string">
            <text:p text:style-name="P8">1 <text:bookmark-start text:name="__DdeLink__18773_1533337341"/><text:span text:style-name="T6">–</text:span><text:bookmark-end text:name="__DdeLink__18773_1533337341"/> Selecciona Crear Tipo de ítem.</text:p>
          </table:table-cell>
          <table:table-cell table:style-name="Tabla47.B2" office:value-type="string">
            <text:p text:style-name="P8">2 <text:span text:style-name="T6">–</text:span> Despliega en pantalla los campos nombre, descripción , fase para ser completados por el usuario. </text:p>
          </table:table-cell>
        </table:table-row>
        <table:table-row table:style-name="Tabla47.3">
          <table:table-cell table:style-name="Tabla47.A2" office:value-type="string">
            <text:p text:style-name="P8">3 <text:span text:style-name="T6">– P</text:span>rocede llenando todos los campos, además podrá agregar atributos <text:s/>para el nuevo tipo de ítem.</text:p>
          </table:table-cell>
          <table:table-cell table:style-name="Tabla47.B2" office:value-type="string">
            <text:p text:style-name="P8"/>
          </table:table-cell>
        </table:table-row>
        <table:table-row table:style-name="Tabla47.3">
          <table:table-cell table:style-name="Tabla47.A2" office:value-type="string">
            <text:p text:style-name="P8">4 <text:span text:style-name="T6">–</text:span> Selecciona “<text:span text:style-name="T6">Guardar”</text:span>.</text:p>
          </table:table-cell>
          <table:table-cell table:style-name="Tabla47.B2" office:value-type="string">
            <text:p text:style-name="P8">5 <text:span text:style-name="T6">–</text:span> El sistema Verifica los datos ingresados y guarda un registro del tipo de ítem creado en la base de datos.</text:p>
          </table:table-cell>
        </table:table-row>
      </table:table>
      <text:p text:style-name="P2"/>
      <table:table table:name="Tabla48" table:style-name="Tabla48">
        <table:table-column table:style-name="Tabla48.A"/>
        <table:table-row>
          <table:table-cell table:style-name="Tabla48.A1" office:value-type="string">
            <text:p text:style-name="P9">ALTERNATIVAS(Camino exitoso)</text:p>
          </table:table-cell>
        </table:table-row>
        <table:table-row>
          <table:table-cell table:style-name="Tabla48.A2" office:value-type="string">
            <text:list xml:id="list4002397291" text:style-name="WW8Num8">
              <text:list-header>
                <text:p text:style-name="P14"><text:bookmark-start text:name="__DdeLink__18825_1533337341"/>A1. Cancelar Crear Tipo de ítem.</text:p>
              </text:list-header>
            </text:list>
            <text:p text:style-name="P13"><text:span text:style-name="T8">El Miembro del Proyecto dispone de la opción “</text:span><text:span text:style-name="T7">Cancelar”</text:span><text:span text:style-name="T8">, en cuyo caso se cierra el formulario de Creación de Tipo de ítem.</text:span><text:bookmark-end text:name="__DdeLink__18825_1533337341"/></text:p>
          </table:table-cell>
        </table:table-row>
      </table:table>
      <text:p text:style-name="P2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4">EXCEPCIONES</text:p>
          </table:table-cell>
        </table:table-row>
        <table:table-row>
          <table:table-cell table:style-name="Tabla53.A2" office:value-type="string">
            <text:list xml:id="list1702570295" text:continue-numbering="true" text:style-name="WW8Num8">
              <text:list-header>
                <text:p text:style-name="P15"/>
                <text:p text:style-name="P16">E1. Campos inválidos.</text:p>
                <text:list>
                  <text:list-header>
                    <text:p text:style-name="P17"><text:span text:style-name="T2">E1.1 </text:span><text:span text:style-name="T3">Esto puede darse si no se completan los campos obligatorios.</text:span></text:p>
                    <text:p text:style-name="P17"><text:span text:style-name="T2">E1.2 </text:span><text:span text:style-name="T3">Se debe lanzar un mensaje indicando la invalidez de los datos introducidos. </text:span></text:p>
                  </text:list-header>
                </text:list>
                <text:p text:style-name="P14"><text:bookmark-start text:name="__DdeLink__18827_1533337341"/>E2. Servidor Web no disponible.</text:p>
              </text:list-header>
            </text:list>
            <text:p text:style-name="P12"><text:bookmark-start text:name="__DdeLink__18829_1533337341"/>Si el Sistema no puede interactuar con el Servidor Web para la Creación de Tipo de ítem, el usuario debe ser notificado por medio de un mensaje.<text:bookmark-end text:name="__DdeLink__18829_1533337341"/></text:p>
            <text:p text:style-name="P11"><text:bookmark-end text:name="__DdeLink__18827_1533337341"/></text:p>
          </table:table-cell>
        </table:table-row>
      </table:table>
      <text:p text:style-name="P2"><text:soft-page-break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sociaciones de Extensión: Administrar Tipo de ítem, Importar Tipo Atributo</text:p>
          </table:table-cell>
        </table:table-row>
        <table:table-row table:style-name="Table3.2">
          <table:table-cell table:style-name="Table3.A1" office:value-type="string">
            <text:p text:style-name="P5">Asociaciones de Inclusión: </text:p>
          </table:table-cell>
        </table:table-row>
        <table:table-row table:style-name="Table3.1">
          <table:table-cell table:style-name="Table3.A1" office:value-type="string">
            <text:p text:style-name="P5">Casos de Uso donde se incluye: </text:p>
          </table:table-cell>
        </table:table-row>
        <table:table-row table:style-name="Table3.1">
          <table:table-cell table:style-name="Table3.A1" office:value-type="string">
            <text:p text:style-name="P5">Casos de Uso al que extiende:</text:p>
          </table:table-cell>
        </table:table-row>
        <table:table-row table:style-name="Table3.1">
          <table:table-cell table:style-name="Table3.A1" office:value-type="string">
            <text:p text:style-name="P5">Caso de Uso de Generalización: </text:p>
          </table:table-cell>
        </table:table-row>
        <table:table-row table:style-name="Table3.1">
          <table:table-cell table:style-name="Table3.A6" office:value-type="string">
            <text:p text:style-name="P5">Requerimientos Funcionales Asociados: RF186 al RF191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6:18:02</meta:creation-date>
    <dc:date>2013-03-22T23:45:02</dc:date>
    <meta:editing-duration>PT4M59S</meta:editing-duration>
    <meta:editing-cycles>11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36" meta:word-count="316" meta:character-count="1889" meta:non-whitespace-character-count="1599"/>
  </office:meta>
</office:document-meta>
</file>